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>
      <style:table-cell-properties fo:border-bottom="0.74pt solid #000000" fo:border-left="none" fo:border-right="none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mepage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" xlink:type="simple">https://shop.polymer-project.org/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office:value-type="string" calcext:value-type="string">
            <text:p>Scenario: Men’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web page with the search bar</text:p>
            <text:p>When the user types &lt;URL&gt; into the search bar</text:p>
            <text:p>Then the user is redirected to the &lt;URL&gt; pag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age can be navigated to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office:value-type="string" calcext:value-type="string">
            <text:p>Scenario: User sees the correct URL</text:p>
          </table:table-cell>
          <table:table-cell table:number-columns-repeated="4"/>
          <table:table-cell table:style-name="ce13" office:value-type="string" calcext:value-type="string">
            <text:p>TC15:</text:p>
          </table:table-cell>
          <table:table-cell office:value-type="string" calcext:value-type="string">
            <text:p>Scenario: Ladies Outerwear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Outerwear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" xlink:type="simple">https://shop.polymer-project.org/</text:a>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ce23"/>
          <table:table-cell table:style-name="ce30" table:number-columns-spanned="3" table:number-rows-spanned="1"/>
          <table:covered-table-cell table:number-columns-repeated="2" table:style-name="ce23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4"/>
          <table:table-cell table:style-name="ce13" office:value-type="string" calcext:value-type="string">
            <text:p>TC16:</text:p>
          </table:table-cell>
          <table:table-cell office:value-type="string" calcext:value-type="string">
            <text:p>Scenario: Men’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Men’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Home - SHOP </text:p>
            <text:p>Is displayed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4"/>
          <table:table-cell table:style-name="ce13" office:value-type="string" calcext:value-type="string">
            <text:p>TC17:</text:p>
          </table:table-cell>
          <table:table-cell office:value-type="string" calcext:value-type="string">
            <text:p>Scenario: Ladies T-Shirts SHOP NOW button is interacta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clicks the Ladies T-Shirts SHOP NOW button</text:p>
            <text:p>Then the user sees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is interact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4"/>
          <table:table-cell table:style-name="ce13" office:value-type="string" calcext:value-type="string">
            <text:p>TC18:</text:p>
          </table:table-cell>
          <table:table-cell office:value-type="string" calcext:value-type="string">
            <text:p>Scenario: Men’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19:</text:p>
          </table:table-cell>
          <table:table-cell office:value-type="string" calcext:value-type="string">
            <text:p>Scenario: Ladies Outerwear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4"/>
          <table:table-cell table:style-name="ce13" office:value-type="string" calcext:value-type="string">
            <text:p>TC20:</text:p>
          </table:table-cell>
          <table:table-cell office:value-type="string" calcext:value-type="string">
            <text:p>Scenario: Men’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4"/>
          <table:table-cell table:style-name="ce13" office:value-type="string" calcext:value-type="string">
            <text:p>TC21:</text:p>
          </table:table-cell>
          <table:table-cell office:value-type="string" calcext:value-type="string">
            <text:p>Scenario: Ladies T-Shirts header has correct tex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text</text:p>
            <text:p>Then the user sees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Correct text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4"/>
          <table:table-cell table:style-name="ce13" office:value-type="string" calcext:value-type="string">
            <text:p>TC22:</text:p>
          </table:table-cell>
          <table:table-cell office:value-type="string" calcext:value-type="string">
            <text:p>Scenario: Men’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4"/>
          <table:table-cell table:style-name="ce31"/>
          <table:table-cell table:style-name="ce23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office:value-type="string" calcext:value-type="string">
            <text:p>Scenario: Men’s Outerwear image link is interactable on the homepage</text:p>
          </table:table-cell>
          <table:table-cell table:number-columns-repeated="4"/>
          <table:table-cell table:style-name="ce13" office:value-type="string" calcext:value-type="string">
            <text:p>TC23:</text:p>
          </table:table-cell>
          <table:table-cell office:value-type="string" calcext:value-type="string">
            <text:p>Scenario: Ladies Outerwear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Outerwear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office:value-type="string" calcext:value-type="string">
            <text:p>Scenario: Ladies Outerwear image link is interactable on the homepage</text:p>
          </table:table-cell>
          <table:table-cell table:number-columns-repeated="4"/>
          <table:table-cell table:style-name="ce13" office:value-type="string" calcext:value-type="string">
            <text:p>TC24:</text:p>
          </table:table-cell>
          <table:table-cell office:value-type="string" calcext:value-type="string">
            <text:p>Scenario: Men’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Men’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2:</text:p>
          </table:table-cell>
          <table:table-cell office:value-type="string" calcext:value-type="string">
            <text:p>Scenario: Men’s T-Shirts image link is interactable on the homepage</text:p>
          </table:table-cell>
          <table:table-cell table:number-columns-repeated="4"/>
          <table:table-cell table:style-name="ce13" office:value-type="string" calcext:value-type="string">
            <text:p>TC25:</text:p>
          </table:table-cell>
          <table:table-cell office:value-type="string" calcext:value-type="string">
            <text:p>Scenario: Ladies T-Shirts image is visible on the homepage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image</text:p>
            <text:p>Then the user sees that the image is interactable</text:p>
          </table:table-cell>
          <table:table-cell table:number-columns-repeated="5"/>
          <table:table-cell table:style-name="ce19" office:value-type="string" calcext:value-type="string">
            <text:p>Given the user is on the homepage</text:p>
            <text:p>When the user looks at the Ladies T-Shirts image</text:p>
            <text:p>Then the user can see the image is loaded and visi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3:</text:p>
          </table:table-cell>
          <table:table-cell office:value-type="string" calcext:value-type="string">
            <text:p>Scenario: Ladies T-Shirts image link is interactable on the homepage</text:p>
          </table:table-cell>
          <table:table-cell table:number-columns-repeated="5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image</text:p>
            <text:p>Then the user sees that the image is interact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link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link can be interacted with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image link leads to correct URL</text:p>
          </table:table-cell>
          <table:table-cell table:number-columns-repeated="5"/>
          <table:table-cell table:style-name="Default" table:number-columns-repeated="3"/>
        </table:table-row>
      </table:table>
      <table:table table:name="Men's Outerwear" table:style-name="ta1">
        <table:table-column table:style-name="co1" table:number-columns-repeated="2" table:default-cell-style-name="Default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4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mens_outerwear" xlink:type="simple">https://shop.polymer-project.org/list/mens_outerwear</text:a></text:p>
          </table:table-cell>
          <table:covered-table-cell table:number-columns-repeated="3" table:style-name="Default"/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1:</text:p>
          </table:table-cell>
          <table:table-cell office:value-type="string" calcext:value-type="string">
            <text:p>Scenario: User sees the correct URL</text:p>
          </table:table-cell>
          <table:table-cell table:number-columns-repeated="5"/>
          <table:table-cell table:style-name="ce13" office:value-type="string" calcext:value-type="string">
            <text:p>TC9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URL&gt;</text:p>
            <text:p>Then the user sees the correct &lt;URL&gt; displayed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URL&gt;: <text:a xlink:href="https://shop.polymer-project.org/list/mens_outerwear" xlink:type="simple">https://shop.polymer-project.org/list/mens_outerwear</text:a>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2:</text:p>
          </table:table-cell>
          <table:table-cell office:value-type="string" calcext:value-type="string">
            <text:p>Scenario: User sees the correct Title</text:p>
          </table:table-cell>
          <table:table-cell table:number-columns-repeated="5"/>
          <table:table-cell table:style-name="ce13" office:value-type="string" calcext:value-type="string">
            <text:p>TC10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looks at the &lt;Title&gt;</text:p>
            <text:p>Then the user sees the correct &lt;Title&gt; displayed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3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Correct &lt;Title&gt;: Men's Outerwear – SHOP</text:p>
            <text:p>Is displayed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 table:number-columns-repeated="3"/>
          <table:table-cell table:number-columns-repeated="3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Outerwear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3:</text:p>
          </table:table-cell>
          <table:table-cell office:value-type="string" calcext:value-type="string">
            <text:p>Scenario: SHOP button is interactable on the homepage</text:p>
          </table:table-cell>
          <table:table-cell table:number-columns-repeated="5"/>
          <table:table-cell table:style-name="ce13" office:value-type="string" calcext:value-type="string">
            <text:p>TC11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SHOP button</text:p>
            <text:p>Then the button should respong to the click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HOP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SHOP butt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6 items)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4:</text:p>
          </table:table-cell>
          <table:table-cell office:value-type="string" calcext:value-type="string">
            <text:p>Scenario: Cart button is interactable on the homepage</text:p>
          </table:table-cell>
          <table:table-cell table:number-columns-repeated="5"/>
          <table:table-cell table:style-name="ce1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Cart icon</text:p>
            <text:p>Then the user sees that the ic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art ic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art ic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5:</text:p>
          </table:table-cell>
          <table:table-cell office:value-type="string" calcext:value-type="string">
            <text:p>Scenario: Men’s Outerwear button is interactable on the homepage</text:p>
          </table:table-cell>
          <table:table-cell table:number-columns-repeated="5"/>
          <table:table-cell table:style-name="ce1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Outerwear button</text:p>
            <text:p>Then the user sees that the butt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Outerwear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Men’s Outerwear butt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6:</text:p>
          </table:table-cell>
          <table:table-cell office:value-type="string" calcext:value-type="string">
            <text:p>Scenario: Ladies Outerwear button is interactable on the homepage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Outerwear button</text:p>
            <text:p>Then the user sees that the button is interactable</text:p>
          </table:table-cell>
          <table:table-cell table:number-columns-repeated="6"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Outerwear button is visible</text:p>
          </table:table-cell>
          <table:table-cell table:number-columns-repeated="5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Ladies Outerwear button leads to correct URL</text:p>
          </table:table-cell>
          <table:table-cell table:number-columns-repeated="5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7:</text:p>
          </table:table-cell>
          <table:table-cell office:value-type="string" calcext:value-type="string">
            <text:p>Scenario: Men’s T-Shirts button is interactable on the homepage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Men’s T-Shirts button</text:p>
            <text:p>Then the user sees that the button is interactable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Men’s T-Shirts button is visi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Men’s T-Shirts button leads to correct URL</text:p>
          </table:table-cell>
          <table:table-cell table:number-columns-repeated="6"/>
          <table:table-cell table:style-name="Default" table:number-columns-repeated="3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TC8:</text:p>
          </table:table-cell>
          <table:table-cell office:value-type="string" calcext:value-type="string">
            <text:p>Scenario: Ladies T-Shirts button is interactable on the homepage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homepage</text:p>
            <text:p>When the user clicks the Ladies T-Shirts button</text:p>
            <text:p>Then the user sees that the button is interactable</text:p>
          </table:table-cell>
          <table:table-cell table:number-columns-repeated="7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Ladies T-Shirts button is visi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3" office:value-type="string" calcext:value-type="string">
            <text:p>AC2:</text:p>
          </table:table-cell>
          <table:table-cell office:value-type="string" calcext:value-type="string">
            <text:p>Ladies T-Shirts button leads to correct URL</text:p>
          </table:table-cell>
          <table:table-cell table:number-columns-repeated="6"/>
          <table:table-cell table:style-name="Default" table:number-columns-repeated="3"/>
        </table:table-row>
      </table:table>
      <table:table table:name="Ladies Outerwear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outerwear" xlink:type="simple">https://shop.polymer-project.org/list/ladies_outerwear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Outerwear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6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Men'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Default" office:value-type="string" calcext:value-type="string">
            <text:p><text:a xlink:href="https://shop.polymer-project.org/list/mens_tshirts" xlink:type="simple">https://shop.polymer-project.org/list/mens_tshirts</text:a>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Men’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40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Ladies T-shirts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4" table:number-rows-spanned="1">
            <text:p><text:a xlink:href="https://shop.polymer-project.org/list/ladies_tshirts" xlink:type="simple">https://shop.polymer-project.org/list/ladies_tshirts</text:a>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:1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mage</text:p>
            <text:p>Then the user can notice the correct image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category name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– </text:p>
            <text:p>Ladies T-Shirts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looks at the item’s quantity</text:p>
            <text:p>Then the user can see the correct &lt;string&gt; display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tring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tring has correct text -</text:p>
            <text:p>(19 items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at the product’s image</text:p>
            <text:p>Then the user sees that the image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mag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nam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oduct’s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oduct’s name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oduct’s name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age</text:p>
            <text:p>When the user clicks the product’s price</text:p>
            <text:p>Then the user sees that the link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Pric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Price can be interacted wi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Correct price is displayed</text:p>
          </table:table-cell>
          <table:table-cell table:number-columns-repeated="2"/>
        </table:table-row>
      </table:table>
      <table:table table:name="Produc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2" table:default-cell-style-name="Default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6" table:number-rows-spanned="1">
            <text:p><text:a xlink:href="https://shop.polymer-project.org/detail/mens_outerwear/Men+s+Tech+Shell+Full-Zip" xlink:type="simple">https://shop.polymer-project.org/detail/mens_outerwear/Men+s+Tech+Shell+Full-Zip</text:a></text:p>
          </table:table-cell>
          <table:covered-table-cell table:number-columns-repeated="3" table:style-name="Default"/>
          <table:covered-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age</text:p>
            <text:p>Then the user can see the product’s imag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mage is visible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name</text:p>
            <text:p>Then the user can see the correct product’s nam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looks at the product’s price</text:p>
            <text:p>Then the user can see the correct product’s pric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string is displayed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size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size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size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size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quantity option</text:p>
            <text:p>Then the user can pick one of the listed options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Add to Cart button</text:p>
            <text:p>Then the user can see that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  <table:table-row table:style-name="ro1">
          <table:table-cell/>
          <table:table-cell table:style-name="ce31"/>
          <table:table-cell table:style-name="ce23" table:number-columns-repeated="3"/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</table:table-row>
        <table:table-row table:style-name="ro2">
          <table:table-cell/>
          <table:table-cell table:style-name="ce19" office:value-type="string" calcext:value-type="string">
            <text:p>Given the user is on the product’s page</text:p>
            <text:p>When the user clicks the Back button</text:p>
            <text:p>Then the user can see that the button is interactable</text:p>
          </table:table-cell>
          <table:table-cell table:number-columns-repeated="5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4"/>
        </table:table-row>
      </table:table>
      <table:table table:name="Car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art" xlink:type="simple">https://shop.polymer-project.org/cart</text:a></text:p>
          </table:table-cell>
          <table:covered-table-cell table:number-columns-repeated="2" table:style-name="Default"/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empty cart page</text:p>
            <text:p>When the user sees the page</text:p>
            <text:p>Then the user can see the tex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icon is visible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AC3:</text:p>
          </table:table-cell>
          <table:table-cell office:value-type="string" calcext:value-type="string">
            <text:p>Correct string is display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looks at the page</text:p>
            <text:p>Then the user can see the added item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item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is visible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product’s name</text:p>
            <text:p>Then the user is redirected to the item’s pag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name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name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quantity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quantity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quantity option can be interact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3:</text:p>
          </table:table-cell>
          <table:table-cell office:value-type="string" calcext:value-type="string">
            <text:p>The quantity options are listed correctly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ancel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>
          <table:table-cell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populated cart page</text:p>
            <text:p>When the user clicks the Checkout button</text:p>
            <text:p>Then the user can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</table:table>
      <table:table table:name="Checkout" table:style-name="ta1">
        <table:table-column table:style-name="co1" table:default-cell-style-name="Default"/>
        <table:table-column table:style-name="co1" table:default-cell-style-name="ce13"/>
        <table:table-column table:style-name="co1" table:number-columns-repeated="2" table:default-cell-style-name="ce24"/>
        <table:table-column table:style-name="co1" table:default-cell-style-name="ce25"/>
        <table:table-column table:style-name="co1" table:number-columns-repeated="3" table:default-cell-style-name="Default"/>
        <table:table-column table:style-name="co1" table:number-columns-repeated="2" table:default-cell-style-name="ce24"/>
        <table:table-column table:style-name="co1" table:default-cell-style-name="ce25"/>
        <table:table-row table:style-name="ro1">
          <table:table-cell table:style-name="ce11" office:value-type="string" calcext:value-type="string">
            <text:p>Site URL:</text:p>
          </table:table-cell>
          <table:table-cell table:style-name="ce12" office:value-type="string" calcext:value-type="string" table:number-columns-spanned="3" table:number-rows-spanned="1">
            <text:p><text:a xlink:href="https://shop.polymer-project.org/checkout" xlink:type="simple">https://shop.polymer-project.org/checkout</text:a></text:p>
          </table:table-cell>
          <table:covered-table-cell table:number-columns-repeated="2" table:style-name="Default"/>
          <table:table-cell table:style-name="Default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:</text:p>
          </table:table-cell>
          <table:table-cell table:number-columns-repeated="5"/>
          <table:table-cell table:style-name="ce13" office:value-type="string" calcext:value-type="string">
            <text:p>TC12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rst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ountry option</text:p>
            <text:p>Then the user can pick one of the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ountry option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Account Information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ountry option field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country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2:</text:p>
          </table:table-cell>
          <table:table-cell table:number-columns-repeated="5"/>
          <table:table-cell table:style-name="ce13" office:value-type="string" calcext:value-type="string">
            <text:p>TC13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secon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heckbox</text:p>
            <text:p>Then the user sees that the checkbox can be ticked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checkbox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Shipp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checkbox can be click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31"/>
          <table:table-cell table:style-name="ce23"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3:</text:p>
          </table:table-cell>
          <table:table-cell table:number-columns-repeated="5"/>
          <table:table-cell table:style-name="ce13" office:value-type="string" calcext:value-type="string">
            <text:p>TC14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third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holder name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Billing Address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4:</text:p>
          </table:table-cell>
          <table:table-cell table:number-columns-repeated="5"/>
          <table:table-cell table:style-name="ce13" office:value-type="string" calcext:value-type="string">
            <text:p>TC15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our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ard Number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Payment Method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5:</text:p>
          </table:table-cell>
          <table:table-cell table:number-columns-repeated="5"/>
          <table:table-cell table:style-name="ce13" office:value-type="string" calcext:value-type="string">
            <text:p>TC16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looks at the form’s fifth section</text:p>
            <text:p>Then the user can see the correct &lt;string&gt; displayed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month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text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month option is visible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Correct &lt;string&gt; is displayed - </text:p>
            <text:p>Order Summary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month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month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6:</text:p>
          </table:table-cell>
          <table:table-cell table:number-columns-repeated="5"/>
          <table:table-cell table:style-name="ce13" office:value-type="string" calcext:value-type="string">
            <text:p>TC17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Email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clicks the year option</text:p>
            <text:p>Then the user can pick one of the listed options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year opti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year option can be interacted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3" office:value-type="string" calcext:value-type="string">
            <text:p>AC3:</text:p>
          </table:table-cell>
          <table:table-cell office:value-type="string" calcext:value-type="string">
            <text:p>The year options are listed correctly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7:</text:p>
          </table:table-cell>
          <table:table-cell table:number-columns-repeated="5"/>
          <table:table-cell table:style-name="ce13" office:value-type="string" calcext:value-type="string">
            <text:p>TC18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Phone Number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CVV field</text:p>
            <text:p>Then the user can see that the field is fill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8:</text:p>
          </table:table-cell>
          <table:table-cell table:number-columns-repeated="5"/>
          <table:table-cell table:style-name="ce13" office:value-type="string" calcext:value-type="string">
            <text:p>TC19:</text:p>
          </table:table-cell>
          <table:table-cell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Address field</text:p>
            <text:p>Then the user can see that the field is fillable</text:p>
          </table:table-cell>
          <table:table-cell table:number-columns-repeated="5"/>
          <table:table-cell table:style-name="ce19" office:value-type="string" calcext:value-type="string">
            <text:p>Given the user is on the checkout page</text:p>
            <text:p>When the user interacts with the Place Order button</text:p>
            <text:p>Then the user can see that the button is interactable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4"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2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4"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button is visi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4"/>
          <table:table-cell table:style-name="ce13" office:value-type="string" calcext:value-type="string">
            <text:p>AC2:</text:p>
          </table:table-cell>
          <table:table-cell office:value-type="string" calcext:value-type="string">
            <text:p>The button can be click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9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City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0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State/Provinc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3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TC11:</text:p>
          </table:table-cell>
          <table:table-cell table:number-columns-repeated="6"/>
          <table:table-cell table:style-name="Default" table:number-columns-repeated="3"/>
        </table:table-row>
        <table:table-row table:style-name="ro2">
          <table:table-cell/>
          <table:table-cell table:style-name="ce19" office:value-type="string" calcext:value-type="string">
            <text:p>Given the user is on the checkout page</text:p>
            <text:p>When the user interacts with the Zip/Postal Code field</text:p>
            <text:p>Then the user can see that the field is fillable</text:p>
          </table:table-cell>
          <table:table-cell table:number-columns-repeated="6"/>
          <table:table-cell table:style-name="Default" table:number-columns-repeated="3"/>
        </table:table-row>
        <table:table-row table:style-name="ro1">
          <table:table-cell/>
          <table:table-cell table:style-name="ce19" office:value-type="string" calcext:value-type="string">
            <text:p>Acceptance criteria steps:</text:p>
          </table:table-cell>
          <table:table-cell table:style-name="ce25"/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table:style-name="ce20" office:value-type="string" calcext:value-type="string">
            <text:p>AC1:</text:p>
          </table:table-cell>
          <table:table-cell office:value-type="string" calcext:value-type="string">
            <text:p>The field is visible</text:p>
          </table:table-cell>
          <table:table-cell table:number-columns-repeated="5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C2:</text:p>
          </table:table-cell>
          <table:table-cell office:value-type="string" calcext:value-type="string">
            <text:p>The field is fillable</text:p>
          </table:table-cell>
          <table:table-cell table:number-columns-repeated="5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.00.0000</text:date>, <text:time style:data-style-name="N2" text:time-value="21:01:52.916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11:33:14.147000000</meta:creation-date>
    <dc:date>2024-06-22T21:05:24.748000000</dc:date>
    <meta:editing-duration>PT4H13M46S</meta:editing-duration>
    <meta:editing-cycles>24</meta:editing-cycles>
    <meta:generator>LibreOffice/7.6.2.1$Windows_X86_64 LibreOffice_project/56f7684011345957bbf33a7ee678afaf4d2ba333</meta:generator>
    <meta:document-statistic meta:table-count="8" meta:cell-count="681" meta:object-count="0"/>
  </office:meta>
</office:document-meta>
</file>